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49.999cm" style:contextual-spacing="false"/>
    </style:style>
    <style:style style:name="P2" style:family="paragraph" style:parent-style-name="Standard" style:master-page-name="Untitled3">
      <style:paragraph-properties style:page-number="auto"/>
    </style:style>
    <style:style style:name="P3" style:family="paragraph" style:parent-style-name="Standard" style:master-page-name="Untitled1">
      <style:paragraph-properties fo:margin-top="0cm" fo:margin-bottom="0cm" style:contextual-spacing="false" style:page-number="auto"/>
      <style:text-properties officeooo:paragraph-rsid="00130c5f"/>
    </style:style>
    <style:style style:name="T1" style:family="text">
      <style:text-properties officeooo:rsid="00130c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irst page, first para.</text:span></text:p>
      <text:p text:style-name="P1">First page, <text:span text:style-name="T1">second para.</text:span></text:p>
      <text:p text:style-name="Standard"><text:soft-page-break/>Second page.</text:p>
      <text:p text:style-name="P2">Third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Untitled1" style:page-layout-name="Mpm1" style:next-style-name="Untitled2"/>
    <style:master-page style:name="First_20_Page" style:display-name="First Page" style:page-layout-name="Mpm1" style:next-style-name="Standard"/>
    <style:master-page style:name="Untitled2" style:page-layout-name="Mpm1"/>
    <style:master-page style:name="Untitled3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1:39:15</meta:creation-date>
    <meta:editing-duration>PT33S</meta:editing-duration>
    <meta:editing-cycles>3</meta:editing-cycles>
    <meta:generator>LibreOffice/3.7$Linux_X86_64 LibreOffice_project/4ba4b8</meta:generator>
    <dc:date>2012-06-27T12:29:17</dc:date>
    <meta:document-statistic meta:table-count="0" meta:image-count="0" meta:object-count="0" meta:page-count="3" meta:paragraph-count="4" meta:word-count="12" meta:character-count="70" meta:non-whitespace-character-count="62"/>
  </office:meta>
</office:document-meta>
</file>